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ind" svg:font-family="Hind" style:font-family-generic="roman" style:font-pitch="variable"/>
    <style:font-face style:name="Hind1" svg:font-family="Hind" style:font-family-generic="swiss" style:font-pitch="variable"/>
    <style:font-face style:name="Hind2" svg:font-family="Hind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532cm" fo:margin-top="0cm" fo:margin-bottom="0cm" table:align="center" style:writing-mode="lr-tb"/>
    </style:style>
    <style:style style:name="Table1.A" style:family="table-column">
      <style:table-column-properties style:column-width="5.106cm"/>
    </style:style>
    <style:style style:name="Table1.1" style:family="table-row">
      <style:table-row-properties style:min-row-height="7.435cm" fo:keep-together="auto"/>
    </style:style>
    <style:style style:name="Table1.A1" style:family="table-cell">
      <style:table-cell-properties fo:background-color="#fff2cc" fo:padding="0.176cm" fo:border-left="3pt solid #000000" fo:border-right="1pt solid #000000" fo:border-top="3pt solid #000000" fo:border-bottom="1pt solid #000000">
        <style:background-image/>
      </style:table-cell-properties>
    </style:style>
    <style:style style:name="Table1.B1" style:family="table-cell">
      <style:table-cell-properties fo:background-color="#fff2cc" fo:padding="0.176cm" fo:border-left="1pt solid #000000" fo:border-right="1.5pt solid #000000" fo:border-top="3pt solid #000000" fo:border-bottom="1pt solid #000000">
        <style:background-image/>
      </style:table-cell-properties>
    </style:style>
    <style:style style:name="Table1.C1" style:family="table-cell">
      <style:table-cell-properties fo:background-color="#fff2cc" fo:padding="0.176cm" fo:border-left="1.5pt solid #000000" fo:border-right="1.5pt solid #000000" fo:border-top="3pt solid #000000" fo:border-bottom="none">
        <style:background-image/>
      </style:table-cell-properties>
    </style:style>
    <style:style style:name="Table1.D1" style:family="table-cell">
      <style:table-cell-properties fo:background-color="#cfe2f3" fo:padding="0.176cm" fo:border-left="1.5pt solid #000000" fo:border-right="1pt solid #000000" fo:border-top="3pt solid #000000" fo:border-bottom="1pt solid #000000">
        <style:background-image/>
      </style:table-cell-properties>
    </style:style>
    <style:style style:name="Table1.E1" style:family="table-cell">
      <style:table-cell-properties fo:background-color="#cfe2f3" fo:padding="0.176cm" fo:border-left="1pt solid #000000" fo:border-right="3pt solid #000000" fo:border-top="3pt solid #000000" fo:border-bottom="1pt solid #000000">
        <style:background-image/>
      </style:table-cell-properties>
    </style:style>
    <style:style style:name="Table1.2" style:family="table-row">
      <style:table-row-properties style:min-row-height="7.488cm" fo:keep-together="auto"/>
    </style:style>
    <style:style style:name="Table1.A2" style:family="table-cell">
      <style:table-cell-properties fo:background-color="#f4cccc" fo:padding="0.176cm" fo:border-left="3pt solid #000000" fo:border-right="1pt solid #000000" fo:border-top="1pt solid #000000" fo:border-bottom="none">
        <style:background-image/>
      </style:table-cell-properties>
    </style:style>
    <style:style style:name="Table1.B2" style:family="table-cell">
      <style:table-cell-properties fo:background-color="#f4cccc" fo:padding="0.176cm" fo:border-left="1pt solid #000000" fo:border-right="1.5pt solid #000000" fo:border-top="1pt solid #000000" fo:border-bottom="1.5pt solid #000000">
        <style:background-image/>
      </style:table-cell-properties>
    </style:style>
    <style:style style:name="Table1.C2" style:family="table-cell">
      <style:table-cell-properties fo:background-color="#fff2cc" fo:padding="0.176cm" fo:border-left="1.5pt solid #000000" fo:border-right="1.5pt solid #000000" fo:border-top="none" fo:border-bottom="1.5pt solid #000000">
        <style:background-image/>
      </style:table-cell-properties>
    </style:style>
    <style:style style:name="Table1.D2" style:family="table-cell">
      <style:table-cell-properties fo:background-color="#d9d2e9" fo:padding="0.176cm" fo:border-left="1.5pt solid #000000" fo:border-right="1pt solid #000000" fo:border-top="1pt solid #000000" fo:border-bottom="1.5pt solid #000000">
        <style:background-image/>
      </style:table-cell-properties>
    </style:style>
    <style:style style:name="Table1.E2" style:family="table-cell">
      <style:table-cell-properties fo:background-color="#d9d2e9" fo:padding="0.176cm" fo:border-left="1pt solid #000000" fo:border-right="3pt solid #000000" fo:border-top="1pt solid #000000" fo:border-bottom="0.75pt solid #000000">
        <style:background-image/>
      </style:table-cell-properties>
    </style:style>
    <style:style style:name="Table1.3" style:family="table-row">
      <style:table-row-properties style:min-row-height="3.889cm" fo:keep-together="auto"/>
    </style:style>
    <style:style style:name="Table1.A3" style:family="table-cell">
      <style:table-cell-properties fo:background-color="#f4cccc" fo:padding="0.176cm" fo:border-left="3pt solid #000000" fo:border-right="1.5pt solid #000000" fo:border-top="none" fo:border-bottom="3pt solid #000000">
        <style:background-image/>
      </style:table-cell-properties>
    </style:style>
    <style:style style:name="Table1.B3" style:family="table-cell">
      <style:table-cell-properties fo:background-color="#d9ead3" fo:padding="0.176cm" fo:border-left="1.5pt solid #000000" fo:border-right="none" fo:border-top="1.5pt solid #000000" fo:border-bottom="3pt solid #000000">
        <style:background-image/>
      </style:table-cell-properties>
    </style:style>
    <style:style style:name="Table1.C3" style:family="table-cell">
      <style:table-cell-properties fo:background-color="#d9ead3" fo:padding="0.176cm" fo:border-left="none" fo:border-right="none" fo:border-top="1.5pt solid #000000" fo:border-bottom="3pt solid #000000">
        <style:background-image/>
      </style:table-cell-properties>
    </style:style>
    <style:style style:name="Table1.D3" style:family="table-cell">
      <style:table-cell-properties fo:background-color="#d9ead3" fo:padding="0.176cm" fo:border-left="none" fo:border-right="1.5pt solid #000000" fo:border-top="1.5pt solid #000000" fo:border-bottom="3pt solid #000000">
        <style:background-image/>
      </style:table-cell-properties>
    </style:style>
    <style:style style:name="Table1.E3" style:family="table-cell">
      <style:table-cell-properties fo:background-color="#efefef" fo:padding="0.176cm" fo:border-left="1.5pt solid #000000" fo:border-right="3pt solid #000000" fo:border-top="0.75pt solid #000000" fo:border-bottom="3pt solid #000000">
        <style:background-image/>
      </style:table-cell-properties>
    </style:style>
    <style:style style:name="P1" style:family="paragraph" style:parent-style-name="Heading_20_1" style:master-page-name="Standard">
      <style:paragraph-properties fo:margin-top="0.423cm" fo:margin-bottom="0.423cm" style:contextual-spacing="false" style:page-number="1" fo:break-before="auto" fo:break-after="auto"/>
    </style:style>
    <style:style style:name="P2" style:family="paragraph" style:parent-style-name="Heading_20_2">
      <style:paragraph-properties fo:text-align="center" style:justify-single-word="false" fo:orphans="0" fo:widows="0"/>
    </style:style>
    <style:style style:name="P3" style:family="paragraph" style:parent-style-name="Heading_20_2">
      <style:paragraph-properties fo:orphans="0" fo:widows="0"/>
    </style:style>
    <style:style style:name="P4" style:family="paragraph" style:parent-style-name="Heading_20_2">
      <style:paragraph-properties fo:margin-top="0cm" fo:margin-bottom="0.353cm" style:contextual-spacing="false" fo:text-align="start" style:justify-single-word="false" fo:orphans="0" fo:widows="0"/>
    </style:style>
    <style:style style:name="P5" style:family="paragraph" style:parent-style-name="Heading_20_3">
      <style:paragraph-properties fo:margin-top="0cm" fo:margin-bottom="0.353cm" style:contextual-spacing="false" fo:line-height="100%" fo:text-align="center" style:justify-single-word="false" fo:orphans="0" fo:widows="0"/>
    </style:style>
    <style:style style:name="P6" style:family="paragraph" style:parent-style-name="Heading_20_3">
      <style:paragraph-properties fo:margin-top="0cm" fo:margin-bottom="0.353cm" style:contextual-spacing="false" fo:line-height="100%" fo:orphans="0" fo:widows="0"/>
    </style:style>
    <style:style style:name="P7" style:family="paragraph" style:parent-style-name="Heading_20_3">
      <style:paragraph-properties fo:margin-top="0cm" fo:margin-bottom="0.353cm" style:contextual-spacing="false" fo:line-height="100%" fo:text-align="start" style:justify-single-word="false" fo:orphans="0" fo:widows="0"/>
    </style:style>
    <style:style style:name="P8" style:family="paragraph" style:parent-style-name="LO-normal">
      <style:paragraph-properties fo:margin-top="0cm" fo:margin-bottom="0.353cm" style:contextual-spacing="false" fo:line-height="100%" fo:text-align="center" style:justify-single-word="false" fo:orphans="0" fo:widows="0"/>
    </style:style>
    <style:style style:name="P9" style:family="paragraph" style:parent-style-name="LO-normal">
      <style:paragraph-properties fo:margin-top="0cm" fo:margin-bottom="0.353cm" style:contextual-spacing="false" fo:line-height="100%" fo:text-align="start" style:justify-single-word="false" fo:orphans="0" fo:widows="0"/>
    </style:style>
    <style:style style:name="P10" style:family="paragraph" style:parent-style-name="LO-normal">
      <style:paragraph-properties fo:margin-top="0cm" fo:margin-bottom="0.353cm" style:contextual-spacing="false" fo:line-height="100%" fo:text-align="start" style:justify-single-word="false" fo:orphans="0" fo:widows="0"/>
      <style:text-properties fo:color="#020094" loext:opacity="100%" style:font-name="Caveat" fo:font-size="13pt" style:font-name-asian="Caveat1" style:font-size-asian="13pt" style:font-name-complex="Caveat1" style:font-size-complex="13pt"/>
    </style:style>
    <style:style style:name="P11" style:family="paragraph" style:parent-style-name="LO-normal">
      <style:paragraph-properties fo:margin-top="0cm" fo:margin-bottom="0.353cm" style:contextual-spacing="false" fo:line-height="100%" fo:text-align="start" style:justify-single-word="false" fo:orphans="0" fo:widows="0"/>
      <style:text-properties fo:color="#020094" loext:opacity="100%" style:font-name="Caveat" fo:font-size="13pt" fo:font-weight="bold" style:font-name-asian="Caveat1" style:font-size-asian="13pt" style:font-weight-asian="bold" style:font-name-complex="Caveat1" style:font-size-complex="13pt"/>
    </style:style>
    <style:style style:name="P12" style:family="paragraph" style:parent-style-name="LO-normal">
      <style:paragraph-properties fo:text-align="start" style:justify-single-word="false" fo:orphans="0" fo:widows="0"/>
    </style:style>
    <style:style style:name="P13" style:family="paragraph" style:parent-style-name="LO-normal">
      <style:paragraph-properties fo:text-align="start" style:justify-single-word="false" fo:break-before="auto" fo:break-after="auto"/>
    </style:style>
    <style:style style:name="P14" style:family="paragraph" style:parent-style-name="LO-normal">
      <style:paragraph-properties fo:margin-top="0cm" fo:margin-bottom="0.353cm" style:contextual-spacing="false" fo:line-height="100%" fo:text-align="start" style:justify-single-word="false" fo:orphans="0" fo:widows="0"/>
      <style:text-properties fo:color="#666666" loext:opacity="100%" style:font-name="Hind" fo:font-size="8pt" fo:font-style="italic" fo:font-weight="bold" style:font-name-asian="Hind2" style:font-size-asian="8pt" style:font-style-asian="italic" style:font-weight-asian="bold" style:font-name-complex="Hind2" style:font-size-complex="8pt" style:font-weight-complex="bold"/>
    </style:style>
    <style:style style:name="P15" style:family="paragraph" style:parent-style-name="LO-normal">
      <style:paragraph-properties fo:margin-top="0cm" fo:margin-bottom="0.353cm" style:contextual-spacing="false" fo:line-height="100%" fo:text-align="start" style:justify-single-word="false" fo:orphans="0" fo:widows="0"/>
      <style:text-properties fo:color="#666666" loext:opacity="100%" style:font-name="Hind" fo:font-size="8pt" fo:language="en" fo:country="GB" fo:font-style="italic" fo:font-weight="bold" style:letter-kerning="false" style:font-name-asian="Hind2" style:font-size-asian="8pt" style:language-asian="zh" style:country-asian="CN" style:font-style-asian="italic" style:font-weight-asian="bold" style:font-name-complex="Hind2" style:font-size-complex="8pt" style:language-complex="hi" style:country-complex="IN" style:font-weight-complex="bold"/>
    </style:style>
    <style:style style:name="T1" style:family="text">
      <style:text-properties fo:color="#b7b7b7" loext:opacity="100%" fo:font-size="8pt" fo:font-weight="normal" style:font-size-asian="8pt" style:font-weight-asian="normal" style:font-size-complex="8pt"/>
    </style:style>
    <style:style style:name="T2" style:family="text">
      <style:text-properties fo:color="#999999" loext:opacity="100%" fo:font-size="12pt" fo:font-weight="normal" style:font-size-asian="12pt" style:font-weight-asian="normal" style:font-size-complex="12pt"/>
    </style:style>
    <style:style style:name="T3" style:family="text">
      <style:text-properties fo:color="#999999" loext:opacity="100%" fo:font-size="8pt" fo:font-weight="normal" style:font-size-asian="8pt" style:font-weight-asian="normal" style:font-size-complex="8pt"/>
    </style:style>
    <style:style style:name="T4" style:family="text">
      <style:text-properties fo:color="#999999" loext:opacity="100%" fo:font-size="8pt" fo:font-weight="normal" style:font-size-asian="8pt" style:font-weight-asian="normal" style:font-size-complex="8pt" fo:background-color="#ffffff"/>
    </style:style>
    <style:style style:name="T5" style:family="text">
      <style:text-properties fo:color="#999999" loext:opacity="100%" fo:font-size="8pt" style:font-size-asian="8pt" style:font-size-complex="8pt" fo:background-color="#ffffff"/>
    </style:style>
    <style:style style:name="T6" style:family="text">
      <style:text-properties fo:color="#999999" loext:opacity="100%" fo:font-style="italic" style:font-style-asian="italic"/>
    </style:style>
    <style:style style:name="T7" style:family="text">
      <style:text-properties style:font-name="Caveat" fo:font-size="14pt" style:font-name-asian="Caveat1" style:font-size-asian="14pt" style:font-name-complex="Caveat1" style:font-size-complex="14pt" fo:background-color="#ffffff"/>
    </style:style>
    <style:style style:name="T8" style:family="text">
      <style:text-properties style:font-name="Caveat" fo:font-size="14pt" fo:font-weight="bold" style:font-name-asian="Caveat1" style:font-size-asian="14pt" style:font-weight-asian="bold" style:font-name-complex="Caveat1" style:font-size-complex="14pt"/>
    </style:style>
    <style:style style:name="T9" style:family="text">
      <style:text-properties style:font-name="Caveat" style:font-name-asian="Caveat1" style:font-name-complex="Caveat1"/>
    </style:style>
    <style:style style:name="T10" style:family="text">
      <style:text-properties style:font-name="Caveat" fo:font-size="13pt" style:font-name-asian="Caveat1" style:font-size-asian="13pt" style:font-name-complex="Caveat1" style:font-size-complex="13pt"/>
    </style:style>
    <style:style style:name="T11" style:family="text">
      <style:text-properties style:font-name="Caveat" fo:font-size="13pt" fo:font-style="italic" style:font-name-asian="Caveat1" style:font-size-asian="13pt" style:font-style-asian="italic" style:font-name-complex="Caveat1" style:font-size-complex="13pt"/>
    </style:style>
    <style:style style:name="T12" style:family="text">
      <style:text-properties style:font-name="Caveat" fo:font-size="13pt" fo:font-weight="bold" style:font-name-asian="Caveat1" style:font-size-asian="13pt" style:font-weight-asian="bold" style:font-name-complex="Caveat1" style:font-size-complex="13pt"/>
    </style:style>
    <style:style style:name="T13" style:family="text">
      <style:text-properties style:font-name="Caveat" fo:font-size="8pt" fo:font-style="italic" fo:font-weight="bold" style:font-name-asian="Caveat1" style:font-size-asian="8pt" style:font-style-asian="italic" style:font-weight-asian="bold" style:font-name-complex="Caveat1" style:font-size-complex="8pt" style:font-weight-complex="bold"/>
    </style:style>
    <style:style style:name="T14" style:family="text">
      <style:text-properties fo:color="#ffffff" loext:opacity="100%" fo:font-size="8pt" fo:font-weight="normal" style:font-size-asian="8pt" style:font-weight-asian="normal" style:font-size-complex="8pt" fo:background-color="#ffffff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background-color="#fff2cc" loext:char-shading-value="0" style:font-size-asian="10pt" style:font-size-complex="10pt"/>
    </style:style>
    <style:style style:name="T17" style:family="text">
      <style:text-properties fo:font-size="10pt" fo:background-color="#cfe2f3" loext:char-shading-value="0" style:font-size-asian="10pt" style:font-size-complex="10pt"/>
    </style:style>
    <style:style style:name="T18" style:family="text">
      <style:text-properties fo:font-size="10pt" fo:background-color="#f4cccc" loext:char-shading-value="0" style:font-size-asian="10pt" style:font-size-complex="10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fo:font-weight="bold" style:font-style-asian="italic" style:font-weight-asian="bold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4pt" style:font-size-asian="4pt" style:font-size-complex="4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pt" style:font-size-asian="1pt" style:font-size-complex="1pt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8pt" fo:background-color="#fff2cc" loext:char-shading-value="0" style:font-size-asian="8pt" style:font-size-complex="8pt"/>
    </style:style>
    <style:style style:name="T28" style:family="text">
      <style:text-properties fo:font-size="8pt" fo:font-weight="normal" fo:background-color="#fff2cc" loext:char-shading-value="0" style:font-size-asian="8pt" style:font-weight-asian="normal" style:font-size-complex="8pt"/>
    </style:style>
    <style:style style:name="T29" style:family="text">
      <style:text-properties fo:font-size="8pt" fo:font-weight="normal" fo:background-color="#cfe2f3" loext:char-shading-value="0" style:font-size-asian="8pt" style:font-weight-asian="normal" style:font-size-complex="8pt"/>
    </style:style>
    <style:style style:name="T30" style:family="text">
      <style:text-properties fo:font-size="8pt" fo:font-weight="normal" fo:background-color="#f4cccc" loext:char-shading-value="0" style:font-size-asian="8pt" style:font-weight-asian="normal" style:font-size-complex="8pt"/>
    </style:style>
    <style:style style:name="T31" style:family="text">
      <style:text-properties fo:font-size="8pt" fo:font-weight="normal" fo:background-color="#d9d2e9" loext:char-shading-value="0" style:font-size-asian="8pt" style:font-weight-asian="normal" style:font-size-complex="8pt"/>
    </style:style>
    <style:style style:name="T32" style:family="text">
      <style:text-properties fo:font-size="8pt" fo:background-color="#cfe2f3" loext:char-shading-value="0" style:font-size-asian="8pt" style:font-size-complex="8pt"/>
    </style:style>
    <style:style style:name="T33" style:family="text">
      <style:text-properties fo:font-size="8pt" fo:background-color="#f4cccc" loext:char-shading-value="0" style:font-size-asian="8pt" style:font-size-complex="8pt"/>
    </style:style>
    <style:style style:name="T34" style:family="text">
      <style:text-properties fo:font-size="8pt" fo:background-color="#d9d2e9" loext:char-shading-value="0" style:font-size-asian="8pt" style:font-size-complex="8pt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font-size="7pt" fo:font-style="italic" style:font-size-asian="7pt" style:font-style-asian="italic" style:font-size-complex="7pt"/>
    </style:style>
    <style:style style:name="T37" style:family="text">
      <style:text-properties fo:font-size="7pt" fo:font-style="italic" fo:font-weight="bold" style:font-size-asian="7pt" style:font-style-asian="italic" style:font-weight-asian="bold" style:font-size-complex="7pt" style:font-weight-complex="bold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2pt" style:font-size-asian="2pt" style:font-size-complex="2pt"/>
    </style:style>
    <style:style style:name="T40" style:family="text">
      <style:text-properties fo:font-size="25pt" style:font-size-asian="25pt" style:font-size-complex="25pt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fo:color="#020094" loext:opacity="100%" style:font-name="Caveat" fo:font-size="13pt" fo:font-weight="bold" style:font-name-asian="Caveat1" style:font-size-asian="13pt" style:font-weight-asian="bold" style:font-name-complex="Caveat1" style:font-size-complex="13pt" style:font-weight-complex="bold"/>
    </style:style>
    <style:style style:name="T43" style:family="text">
      <style:text-properties fo:color="#666666" loext:opacity="100%" fo:font-size="8pt" fo:font-style="italic" fo:font-weight="bold" style:font-name-asian="Hind2" style:font-size-asian="8pt" style:font-style-asian="italic" style:font-weight-asian="bold" style:font-name-complex="Hind2" style:font-size-complex="8pt" style:font-weight-complex="bold"/>
    </style:style>
    <style:style style:name="T44" style:family="text">
      <style:text-properties fo:color="#666666" loext:opacity="100%" style:font-name="Hind" fo:font-size="8pt" fo:font-style="italic" fo:font-weight="bold" style:font-name-asian="Hind2" style:font-size-asian="8pt" style:font-style-asian="italic" style:font-weight-asian="bold" style:font-name-complex="Hind2" style:font-size-complex="8pt" style:font-weight-complex="bold"/>
    </style:style>
    <style:style style:name="T45" style:family="text">
      <style:text-properties fo:font-size="9pt" fo:font-weight="normal" fo:background-color="#d9d2e9" loext:char-shading-value="0" style:font-size-asian="9pt" style:font-weight-asian="normal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w09riado97hl"/>MINI PROJECT CANVAS<text:span text:style-name="T1"> <text:s text:c="16"/></text:span><text:span text:style-name="T2">Title (preliminary):</text:span><text:span text:style-name="T3"> </text:span><text:span text:style-name="T4"><text:s text:c="57"/></text:span><text:span text:style-name="T3"><text:s text:c="3"/></text:span><text:span text:style-name="T2">Group members:</text:span><text:span text:style-name="T7"> <text:s text:c="14"/></text:span><text:span text:style-name="T4"><text:s text:c="32"/></text:span><text:span text:style-name="T3"><text:s text:c="5"/></text:span><text:span text:style-name="T2">Workshop # : </text:span><text:span text:style-name="T4"><text:s text:c="7"/></text:span><text:span text:style-name="T14"><text:s/>.</text:span><text:span text:style-name="T4"> <text:s text:c="4"/></text:span>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"><text:bookmark text:name="_1h1dkvi2yfu9"/><text:span text:style-name="T15"><text:s text:c="9"/>MOTIVATION <text:s/></text:span><text:span text:style-name="T19">🎯</text:span></text:p>
            <text:p text:style-name="P5"><text:bookmark text:name="_ey8zlrtsndyk"/><text:span text:style-name="T20">Which is the target group of our mini-project? Who is the end-user?<text:line-break/></text:span><text:span text:style-name="T21">Housing market investors!</text:span></text:p>
            <text:p text:style-name="P5"><text:span text:style-name="T20"><text:line-break/>What are their objectives? What needs do we need to address with our work?<text:line-break/></text:span><text:span text:style-name="T21">Compare the profits of different cities of Finland to find the opitmal investemnt.</text:span></text:p>
            <text:p text:style-name="P5"><text:span text:style-name="T20"><text:line-break/>How will they benefit from this proposed solution?</text:span></text:p>
            <text:p text:style-name="P8"><text:span text:style-name="T20">Easily compare different cities.</text:span></text:p>
            <text:p text:style-name="P10"/>
          </table:table-cell>
          <table:table-cell table:style-name="Table1.B1" office:value-type="string">
            <text:p text:style-name="P2"><text:bookmark text:name="_cfjv3ye2vlwn"/><text:span text:style-name="T15"><text:s/>DATA COLLECTION <text:s/></text:span><text:span text:style-name="T22">🧩</text:span></text:p>
            <text:p text:style-name="P5"><text:bookmark text:name="_n3znq0gcdzbg"/><text:span text:style-name="T20">Which data sources are we planning to use?<text:line-break/></text:span><text:span text:style-name="T21">Tilastokeskus</text:span></text:p>
            <text:p text:style-name="P5"><text:span text:style-name="T20"><text:line-break/>Mention database tables, API methods, websites to scrape, etc.</text:span></text:p>
            <text:p text:style-name="P5"><text:span text:style-name="T21">Rent houses by postcode</text:span><text:span text:style-name="T20"><text:line-break/></text:span><text:a xlink:type="simple" xlink:href="https://pxdata.stat.fi/PxWeb/pxweb/fi/StatFin/StatFin__asvu/statfin_asvu_pxt_13eb.px/" text:style-name="Internet_20_link" text:visited-style-name="Visited_20_Internet_20_Link"><text:span text:style-name="Internet_20_link"><text:span text:style-name="T20">https://pxdata.stat.fi/PxWeb/pxweb/fi/StatFin/StatFin__asvu/statfin_asvu_pxt_13eb.px/</text:span></text:span></text:a></text:p>
            <text:p text:style-name="P5"><text:span text:style-name="T21">Prices of houses by posstcode:</text:span><text:span text:style-name="T20"> </text:span><text:a xlink:type="simple" xlink:href="https://pxdata.stat.fi/PxWeb/pxweb/fi/StatFin/StatFin__ashi/statfin_ashi_pxt_13mt.px/" text:style-name="Internet_20_link" text:visited-style-name="Visited_20_Internet_20_Link"><text:span text:style-name="Internet_20_link"><text:span text:style-name="T20">https://pxdata.stat.fi/PxWeb/pxweb/fi/StatFin/StatFin__ashi/statfin_ashi_pxt_13mt.px/</text:span></text:span></text:a><text:span text:style-name="T20"> </text:span></text:p>
            <text:p text:style-name="P5"><text:span text:style-name="T20"><text:line-break/>Which is the data management plan?</text:span></text:p>
            <text:p text:style-name="P8"><text:span text:style-name="T20">Download as csv, share on github</text:span></text:p>
          </table:table-cell>
          <table:table-cell table:style-name="Table1.C1" office:value-type="string">
            <text:p text:style-name="P2"><text:bookmark text:name="_wkfi2st72e2v"/><text:span text:style-name="T15">PREPROCESSING <text:s/></text:span><text:span text:style-name="T22">🛠</text:span></text:p>
            <text:p text:style-name="P5"><text:bookmark text:name="_dxjs2hhn8jih"/><text:span text:style-name="T20">What are the goals of the preprocessing pipeline?<text:line-break/></text:span><text:span text:style-name="T21">Combain data such that we have pricing data for cities/postcodegropus. </text:span></text:p>
            <text:p text:style-name="P5"><text:span text:style-name="T21"><text:s/></text:span></text:p>
            <text:p text:style-name="P5"><text:span text:style-name="T20"><text:line-break/>Give some examples of data preprocessing steps.<text:line-break/></text:span><text:span text:style-name="T21">By using python pandas to combain the 2 datasets</text:span></text:p>
            <text:p text:style-name="P5"><text:span text:style-name="T20"><text:line-break/>What are some possible data cleaning/wrangling methods you’re planning to use?</text:span><text:span text:style-name="T21"> If some places have small sample sizes: can they be droped?</text:span></text:p>
            <text:p text:style-name="P8"><text:span text:style-name="T21">Check for missing data points.</text:span></text:p>
            <text:p text:style-name="P5"><text:bookmark text:name="_f9kmewk57k52"/><text:span text:style-name="T20">What are some possible data transformations that could be useful? <text:s text:c="36"/></text:span><text:span text:style-name="T21">All data is uniform </text:span><text:span text:style-name="T20"><text:line-break/><text:line-break/>Any feature engineering necessary? <text:s text:c="18"/></text:span><text:span text:style-name="T21"><text:s text:c="11"/>Prduce <text:s/>additional column to show the time in which the house investment will be repayed with rent income.</text:span></text:p>
          </table:table-cell>
          <table:table-cell table:style-name="Table1.D1" office:value-type="string">
            <text:p text:style-name="P2"><text:bookmark text:name="_gfww4sahhk0w"/><text:span text:style-name="T15"><text:s text:c="2"/>EXPLORATORY DATA ANALYSIS (EDA) <text:s/></text:span><text:span text:style-name="T24">🔎</text:span></text:p>
            <text:p text:style-name="P5"><text:bookmark text:name="_bycxw25eie8y"/><text:span text:style-name="T20">Look at the data!<text:line-break/><text:line-break/>What steps are you planning to take towards exploring and understanding better the data you have?<text:line-break/></text:span><text:span text:style-name="T21">Look into the information Tilastokeskus gives us . <text:s text:c="15"/>-The ways the datahas been collected </text:span></text:p>
            <text:p text:style-name="P5"><text:span text:style-name="T20"><text:line-break/>What properties would be meaningful to summarize/visualize in this step?</text:span><text:span text:style-name="T36"> </text:span><text:span text:style-name="T37">Graph to show data with each cities sample size <text:s/>to show if there are any outliers <text:s/>due to small sample size.</text:span></text:p>
          </table:table-cell>
          <table:table-cell table:style-name="Table1.E1" office:value-type="string">
            <text:p text:style-name="P2"><text:bookmark text:name="_rgx6gusbyuzf"/><text:span text:style-name="T15">VISUALIZATIONS </text:span><text:span text:style-name="T22">📊</text:span></text:p>
            <text:p text:style-name="P5"><text:bookmark text:name="_3ktfmkup4get"/><text:span text:style-name="T20">List any meaningful visualizations you are planning to produce that will be useful to the end user? </text:span><text:span text:style-name="T21">Make barcharts that show the evolution of the prices, rents and our </text:span><text:span text:style-name="T20"><text:line-break/><text:line-break/>Are you planning to produce any interactive visualizations? </text:span><text:span text:style-name="T21">Possibly to edit the ML model in the graph. To take into account different time periods or add offsets to prediction</text:span><text:span text:style-name="T20"><text:line-break/><text:line-break/>If so, which types of interactivity might be useful to the end user? </text:span><text:span text:style-name="T21">Simple sliders to edit values </text:span></text:p>
          </table:table-cell>
        </table:table-row>
        <table:table-row table:style-name="Table1.2">
          <table:table-cell table:style-name="Table1.A2" office:value-type="string">
            <text:p text:style-name="P2"><text:bookmark text:name="_em192civ6g0i"/><text:span text:style-name="T15"><text:line-break/>LEARNING TASK <text:s/></text:span><text:span text:style-name="T38">🐭</text:span><text:span text:style-name="T22"><text:line-break/></text:span><text:span text:style-name="T26">(focus on problem definition)</text:span></text:p>
            <text:p text:style-name="P5"><text:bookmark text:name="_q0my9hts6rr1"/><text:span text:style-name="T6"><text:line-break/></text:span><text:span text:style-name="T20">Define the problem setting.<text:line-break/></text:span><text:span text:style-name="T21">Difficulty to find the right housing investment</text:span></text:p>
            <text:p text:style-name="P5"><text:span text:style-name="T20"><text:line-break/>Is this supervised / unsupervised / other…?<text:line-break/></text:span><text:span text:style-name="T21">Supervised </text:span></text:p>
            <text:p text:style-name="P5"><text:span text:style-name="T20"><text:line-break/></text:span><text:soft-page-break/><text:span text:style-name="T20">Classification / regression / other…?<text:line-break/></text:span><text:span text:style-name="T21">Regression</text:span></text:p>
            <text:p text:style-name="P5"><text:span text:style-name="T20"><text:line-break/>What are we planning to learn? E.g. What is the target variable / learning outcome?<text:line-break/></text:span><text:span text:style-name="T21">To find the smallest payback time for the investment</text:span></text:p>
            <text:p text:style-name="P5"><text:span text:style-name="T20"><text:line-break/>What variables are we using as input?</text:span><text:span text:style-name="T11"> <text:s text:c="23"/></text:span><text:span text:style-name="T13">rent and housing price by time</text:span></text:p>
          </table:table-cell>
          <table:table-cell table:style-name="Table1.B2" office:value-type="string">
            <text:p text:style-name="P2"><text:bookmark text:name="_dulozqsk04on"/><text:span text:style-name="T15">LEARNING APPROACH <text:s/></text:span><text:span text:style-name="T40">🪤</text:span><text:span text:style-name="T22"><text:line-break/></text:span><text:span text:style-name="T26">(focus on solution implementation)</text:span></text:p>
            <text:p text:style-name="P5"><text:bookmark text:name="_3ve2d5mxbe04"/><text:span text:style-name="T6"><text:line-break/></text:span><text:span text:style-name="T20">Which ML/statistical methods seem more relevant for the defined problem setting and why? </text:span><text:span text:style-name="T21">Regression of the variables</text:span></text:p>
            <text:p text:style-name="P8"><text:span text:style-name="T21">ML is the predict the future development of the <text:s/>relation </text:span><text:soft-page-break/><text:span text:style-name="T21">between rent and housing prices. ARIMA?</text:span></text:p>
            <text:p text:style-name="P5"><text:bookmark text:name="_447si4cjiltt"/><text:span text:style-name="T20">Which evaluation metrics could be relevant? </text:span></text:p>
            <text:p text:style-name="P5"><text:bookmark text:name="_qcz40e2csa8h"/><text:span text:style-name="T20">Is any special treatment relevant regarding how we choose to split the data or how we cross-validate?</text:span></text:p>
          </table:table-cell>
          <table:table-cell table:style-name="Table1.C2" office:value-type="string">
            <text:p text:style-name="P11"/>
          </table:table-cell>
          <table:table-cell table:style-name="Table1.D2" office:value-type="string">
            <text:p text:style-name="P2"><text:bookmark text:name="_z0lwluie69ed"/><text:span text:style-name="T15"><text:line-break/>COMMUNICATION OF RESULTS <text:s/></text:span><text:span text:style-name="T41">📢</text:span></text:p>
            <text:p text:style-name="P5"><text:bookmark text:name="_574pjyslh4uh"/><text:span text:style-name="T6"><text:line-break/></text:span><text:span text:style-name="T20">Which type of deliverable will benefit most the end-user? Do we choose to write a blog post, create a website, an app, or other..? </text:span><text:span text:style-name="T21">Github pages. </text:span><text:span text:style-name="T20"><text:line-break/><text:line-break/>How do we communicate best our results to the predefined target group?<text:line-break/></text:span><text:span text:style-name="T21">Explain with graphs the best </text:span><text:soft-page-break/><text:span text:style-name="T21">possible place for housing market investment</text:span></text:p>
            <text:p text:style-name="P5"><text:span text:style-name="T20"><text:line-break/>Short description of your interface/workflow (if applicable). </text:span><text:span text:style-name="T21">Using markdown langauge to write the github pages <text:s/>and add the photos of the relevant graphs.</text:span></text:p>
            <text:p text:style-name="P10"/>
          </table:table-cell>
          <table:table-cell table:style-name="Table1.E2" office:value-type="string">
            <text:p text:style-name="P2"><text:bookmark text:name="_qnl3r89x7gdo"/><text:span text:style-name="T15"><text:line-break/>DATA PRIVACY AND ETHICAL CONSIDERATIONS <text:s/></text:span><text:span text:style-name="T38">🔐</text:span><text:span text:style-name="T22"><text:line-break/></text:span><text:span text:style-name="T26">(if applicable)</text:span></text:p>
            <text:p text:style-name="P5"><text:bookmark text:name="_vn1kwe4vyuct"/><text:span text:style-name="T20">Are there any fairness constraints that apply to our proposed pipeline?<text:line-break/><text:line-break/>Is there a need to ask for consent during the data collection process?<text:line-break/><text:line-break/>Is there a need for data </text:span><text:soft-page-break/><text:span text:style-name="T20">pseudonymization/anonymization?<text:line-break/><text:line-break/>Any other privacy considerations that come to mind?</text:span></text:p>
            <text:p text:style-name="P15">Check Tilastokeskus’ methods of collecting data if available.</text:p>
          </table:table-cell>
        </table:table-row>
        <table:table-row table:style-name="Table1.3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3"><text:bookmark text:name="_99rbzexhxp86"/><text:span text:style-name="T15">ADDED VALUE <text:s text:c="2"/></text:span><text:span text:style-name="T24">🎁</text:span><text:span text:style-name="T15"> <text:s text:c="27"/></text:span></text:p>
            <text:p text:style-name="P6"><text:bookmark text:name="_atn9h2adxiv6"/><text:span text:style-name="T20">Is there a possibility for added value from the data we’re planning to use?</text:span></text:p>
            <text:p text:style-name="P6"><text:bookmark text:name="_3cmmaoak32ew"/><text:span text:style-name="T20">What is the added value?</text:span></text:p>
            <text:p text:style-name="P6"><text:bookmark text:name="_5lqoupl7bybm"/><text:span text:style-name="T20">How are predictions turned into added value for the end-user? </text:span></text:p>
          </table:table-cell>
          <table:table-cell table:style-name="Table1.C3" office:value-type="string">
            <text:p text:style-name="P14"/>
            <text:p text:style-name="P9"><text:span text:style-name="T43">Simplifies and summarises the Tilastokeskus data and shows the optimal are of investment now and in the fututre.</text:span></text:p>
            <text:p text:style-name="P7"><text:span text:style-name="T43">Added value for investor. Additional data for the investor will help the investement to be profitable</text:span>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P3"><text:bookmark text:name="_81k8s8ltv2i4"/><text:span text:style-name="T15">LEGEND</text:span></text:p>
            <text:p text:style-name="P4"><text:bookmark text:name="_dods3krs70fx"/><text:span text:style-name="T27">WEEK 1: </text:span><text:span text:style-name="T28">Data collection/preprocessing</text:span><text:span text:style-name="T16"><text:line-break/><text:line-break/></text:span><text:span text:style-name="T32">WEEK 2: </text:span><text:span text:style-name="T29">EDA &amp; visualizations </text:span><text:span text:style-name="T17"><text:s/><text:line-break/></text:span><text:span text:style-name="T16"><text:line-break/></text:span><text:span text:style-name="T33">WEEKS 3-4: </text:span><text:span text:style-name="T30">Machine/deep learning</text:span><text:span text:style-name="T18"><text:line-break/><text:line-break/></text:span><text:span text:style-name="T34">WEEK 5: </text:span><text:span text:style-name="T31">Fairness &amp; data privacy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ind" svg:font-family="Hind" style:font-family-generic="roman" style:font-pitch="variable"/>
    <style:font-face style:name="Hind1" svg:font-family="Hind" style:font-family-generic="swiss" style:font-pitch="variable"/>
    <style:font-face style:name="Hind2" svg:font-family="Hind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Hind" fo:font-size="8pt" fo:language="en" fo:country="GB" style:letter-kerning="false" style:font-name-asian="Hind2" style:font-size-asian="8pt" style:language-asian="zh" style:country-asian="CN" style:font-name-complex="Hind2" style:font-size-complex="8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Hind" fo:font-size="8pt" fo:language="en" fo:country="GB" style:letter-kerning="false" style:font-name-asian="Hind2" style:font-size-asian="8pt" style:language-asian="zh" style:country-asian="CN" style:font-name-complex="Hind2" style:font-size-complex="8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center" style:justify-single-word="false" fo:orphans="0" fo:widows="0" fo:hyphenation-ladder-count="no-limit" style:writing-mode="lr-tb"/>
      <style:text-properties style:use-window-font-color="true" loext:opacity="0%" style:font-name="Hind" fo:font-family="Hind" style:font-family-generic="roman" style:font-pitch="variable" fo:font-size="8pt" fo:language="en" fo:country="GB" style:letter-kerning="false" style:font-name-asian="Hind2" style:font-family-asian="Hind" style:font-family-generic-asian="system" style:font-pitch-asian="variable" style:font-size-asian="8pt" style:language-asian="zh" style:country-asian="CN" style:font-name-complex="Hind2" style:font-family-complex="Hind" style:font-family-generic-complex="system" style:font-pitch-complex="variable" style:font-size-complex="8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423cm" fo:margin-bottom="0.423cm" style:contextual-spacing="false" fo:line-height="100%" fo:text-align="start" style:justify-single-word="false" fo:break-before="auto" fo:break-after="auto"/>
      <style:text-properties fo:color="#020094" loext:opacity="100%" style:font-name="Hind1" fo:font-family="Hind" style:font-family-generic="swiss" style:font-pitch="variable" fo:font-size="16pt" fo:font-weight="bold" style:font-name-asian="Hind2" style:font-family-asian="Hind" style:font-family-generic-asian="system" style:font-pitch-asian="variable" style:font-size-asian="16pt" style:font-weight-asian="bold" style:font-name-complex="Hind2" style:font-family-complex="Hind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class="text">
      <style:paragraph-properties fo:margin-top="0cm" fo:margin-bottom="0.353cm" style:contextual-spacing="false" fo:line-height="100%" fo:text-align="start" style:justify-single-word="false" fo:break-before="auto" fo:break-after="auto"/>
      <style:text-properties fo:font-size="11pt" fo:font-weight="bold" style:font-size-asian="11pt" style:font-weight-asian="bold" style:font-size-complex="11pt"/>
    </style:style>
    <style:style style:name="Heading_20_3" style:display-name="Heading 3" style:family="paragraph" style:parent-style-name="LO-normal" style:next-style-name="LO-normal" style:class="text">
      <style:paragraph-properties fo:text-align="start" style:justify-single-word="false" fo:break-before="auto" fo:break-after="auto"/>
      <style:text-properties fo:color="#666666" loext:opacity="100%" style:font-name="Hind1" fo:font-family="Hind" style:font-family-generic="swiss" style:font-pitch="variable" fo:font-size="8pt" style:font-name-asian="Hind2" style:font-family-asian="Hind" style:font-family-generic-asian="system" style:font-pitch-asian="variable" style:font-size-asian="8pt" style:font-name-complex="Hind2" style:font-family-complex="Hind" style:font-family-generic-complex="system" style:font-pitch-complex="variable" style:font-size-complex="8pt"/>
    </style:style>
    <style:style style:name="Heading_20_4" style:display-name="Heading 4" style:family="paragraph" style:parent-style-name="LO-normal" style:next-style-name="LO-normal" style:class="text">
      <style:paragraph-properties fo:margin-left="0.399cm" fo:margin-right="0cm" fo:text-align="start" style:justify-single-word="false" fo:text-indent="0cm" style:auto-text-indent="false" fo:break-before="auto" fo:break-after="auto"/>
      <style:text-properties fo:color="#666666" loext:opacity="100%" style:font-name="Hind1" fo:font-family="Hind" style:font-family-generic="swiss" style:font-pitch="variable" fo:font-size="8pt" style:font-name-asian="Hind2" style:font-family-asian="Hind" style:font-family-generic-asian="system" style:font-pitch-asian="variable" style:font-size-asian="8pt" style:font-name-complex="Hind2" style:font-family-complex="Hind" style:font-family-generic-complex="system" style:font-pitch-complex="variable" style:font-size-complex="8pt"/>
    </style:style>
    <style:style style:name="Heading_20_5" style:display-name="Heading 5" style:family="paragraph" style:parent-style-name="LO-normal" style:next-style-name="LO-normal" style:class="text">
      <style:paragraph-properties fo:margin-top="0.45cm" fo:margin-bottom="0.45cm" style:contextual-spacing="false" fo:line-height="100%" fo:break-before="auto" fo:break-after="auto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LO-normal" style:next-style-name="LO-normal" style:class="text">
      <style:paragraph-properties fo:margin-top="0.635cm" fo:margin-bottom="0.635cm" style:contextual-spacing="false" fo:line-height="100%" fo:break-before="auto" fo:break-after="auto"/>
      <style:text-properties fo:font-size="8pt" fo:font-style="normal" fo:font-weight="bold" style:font-size-asian="8pt" style:font-style-asian="normal" style:font-weight-asian="bold" style:font-size-complex="8pt"/>
    </style:style>
    <style:style style:name="LO-normal" style:family="paragraph">
      <style:paragraph-properties fo:margin-top="0cm" fo:margin-bottom="0cm" style:contextual-spacing="false" fo:text-align="center" style:justify-single-word="false" fo:orphans="0" fo:widows="0" fo:hyphenation-ladder-count="no-limit" style:writing-mode="lr-tb"/>
      <style:text-properties style:use-window-font-color="true" loext:opacity="0%" style:font-name="Hind" fo:font-family="Hind" style:font-family-generic="roman" style:font-pitch="variable" fo:font-size="8pt" fo:language="en" fo:country="GB" style:letter-kerning="false" style:font-name-asian="Hind2" style:font-family-asian="Hind" style:font-family-generic-asian="system" style:font-pitch-asian="variable" style:font-size-asian="8pt" style:language-asian="zh" style:country-asian="CN" style:font-name-complex="Hind2" style:font-family-complex="Hind" style:font-family-generic-complex="system" style:font-pitch-complex="variable" style:font-size-complex="8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cm" fo:margin-bottom="0cm" fo:margin-left="1.27cm" fo:margin-right="1.27cm" fo:background-color="#efefef" style:writing-mode="lr-tb" style:layout-grid-color="#c0c0c0" style:layout-grid-lines="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fefe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efefe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3-09-13T15:36:37.648181340</dc:date>
    <meta:editing-cycles>5</meta:editing-cycles>
    <meta:editing-duration>PT22M43S</meta:editing-duration>
    <meta:generator>LibreOffice/7.3.7.2$Linux_X86_64 LibreOffice_project/30$Build-2</meta:generator>
    <meta:document-statistic meta:table-count="1" meta:image-count="0" meta:object-count="0" meta:page-count="2" meta:paragraph-count="50" meta:word-count="707" meta:character-count="4877" meta:non-whitespace-character-count="3879"/>
    <meta:user-defined meta:name="AppVersion">15.0000</meta:user-defined>
  </office:meta>
</office:document-meta>
</file>